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text-properties fo:language="ru" fo:country="RU"/>
    </style:style>
    <style:style style:name="P2" style:family="paragraph" style:parent-style-name="Heading_20_1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/>
    </style:style>
    <style:style style:name="T1" style:family="text">
      <style:text-properties fo:background-color="#ffff00"/>
    </style:style>
    <style:style style:name="T2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Торговая платформа Aquila</text:h>
      <text:p text:style-name="P4">спецификация v0.1 beta</text:p>
      <text:p text:style-name="P3"/>
      <text:h text:style-name="P1" text:outline-level="2">Экземпляр/Instance</text:h>
      <text:p text:style-name="P3"/>
      <text:p text:style-name="P3">Экземпляр торговой платформы - точка входа, фасад, который обеспечивает доступ к функциям торговой платформы. Помимо организации доступа к терминалам обеспечивает доступ к хранилищу разделяемых данных. Позволяет получить: список доступных типов терминалов, фабрики терминалов соответствующих типов. <text:span text:style-name="T1">список текущих инстанцированных терминалов</text:span><text:span text:style-name="T2">, </text:span>cписки инструментов, заявок и сделок.</text:p>
      <text:p text:style-name="P3"/>
      <text:h text:style-name="P1" text:outline-level="2">Типы данных</text:h>
      <text:p text:style-name="P3"/>
      <text:p text:style-name="P3">Основная идея разделения данных по типам: минимизация оверхеда для оперативной информации при возможности хранения и последующего анализа бизнес-информации.</text:p>
      <text:p text:style-name="P3"/>
      <text:p text:style-name="P3">Разделяемые данные общедоступны в рамках экземпляра платформы. Разделяемые данные имеют персистентную форму и используются для хранения информации о порожденных бизнес-сущностях и поддержания ссылочной целостности между ними. Такие данные могут быть получены минуя терминал напрямую через экземпляр платформы. К разделяемым данным относятся тикеры, константные параметры инструментов, заявки, сделки. </text:p>
      <text:p text:style-name="P3"/>
      <text:p text:style-name="P3">К неразделяемым данным относятся данные, которые не требуются для поддержания ссылочной целостности, обновляются слишком часто и нужны для расчетов в момент работы с терминалом.</text:p>
      <text:p text:style-name="P3">Неразделяемые оперативные данные доступны только в рамках работы с терминалом. К таким данным относятся параметры торговой сессии инструментов, тиковые данные. </text:p>
      <text:p text:style-name="P3"/>
      <text:h text:style-name="P1" text:outline-level="2">Терминал</text:h>
      <text:p text:style-name="P3"/>
      <text:p text:style-name="P3">Цель: поставка данных и исполнение заявок в удаленной торговой системе через унифицированный интерфейс. У каждого терминала свой ход времени. Текущее время в реальном моменте времени может быть разным для разных экземпляров терминалов.</text:p>
      <text:p text:style-name="P3"/>
      <text:p text:style-name="P3">Запуск / Run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15T17:36:05</meta:creation-date>
    <dc:date>2015-01-15T19:06:33</dc:date>
    <meta:editing-duration>PT1H30M28S</meta:editing-duration>
    <meta:editing-cycles>51</meta:editing-cycles>
    <meta:generator>OpenOffice/4.1.0$Unix OpenOffice.org_project/410m18$Build-9764</meta:generator>
    <meta:document-statistic meta:table-count="0" meta:image-count="0" meta:object-count="0" meta:page-count="1" meta:paragraph-count="12" meta:word-count="198" meta:character-count="1605"/>
  </office:meta>
</office:document-meta>
</file>